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Heading_20_1">
      <style:text-properties fo:font-size="18pt" style:font-size-asian="18pt" style:font-size-complex="18pt"/>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fo:color="#000000" style:text-underline-style="none"/>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Vision - Småföretagsanpassat WordPresstema</text:h>
      <text:h text:style-name="Heading_20_2" text:outline-level="2">Bakgrund</text:h>
      <text:p text:style-name="Standard">Webbutvecklaren marike.se skapar regelbundet webbsidor till olika småföretag i närområdet. Trots att de flesta sidor i uppbyggnad och utformning liknar varandra, saknar webbutvecklaren en mall och ett ramverk att utgå ifrån. Istället bygger man varje gång upp hela arkitekturen från noll, vilket både är tidskrävande och onödigt, då de flesta kunder tillhör småföretagarkategorin som önskar samma typ av webbsida i fråga om grunddesign och funktioner. </text:p>
      <text:p text:style-name="Standard"/>
      <text:p text:style-name="Standard">Märkligt nog saknar även webbutvecklaren marike.se en egen webbplats att marknadsföra sig på. Företaget vill nu slå två flugor i en smäll och skapa en egen webbsida med ett bakomliggande egenutvecklat ramverk, som i framtiden ska kunna användas som mall till nya och eventuellt även befintliga kunder. </text:p>
      <text:p text:style-name="Standard"/>
      <text:p text:style-name="Standard">Ett embryo till egen webbsida påbörjades i WordPress för 18 månader sedan, men slutfördes aldrig. Här finns en hel del material och idéer för arkitekturen framtaget, men någon kod till ramverket finns inte implementerad.</text:p>
      <text:p text:style-name="Standard"/>
      <text:h text:style-name="Heading_20_2" text:outline-level="2">Användargrupper</text:h>
      <text:h text:style-name="Heading_20_4" text:outline-level="4">Administratörer</text:h>
      <text:p text:style-name="P1">Webbutvecklaren marike.se</text:p>
      <text:p text:style-name="P2">Beställaren, webbutvecklaren marike.se, verkar som den huvudsakliga administratören. Administratören har mycket god datorvana och kommer förmodligen efter projektet slut på egen hand vidareutveckla ramverket.</text:p>
      <text:p text:style-name="P1">Webbutvecklarens kunder – <text:span text:style-name="T1">Webbutvecklarens kunder är små företag vars administratörer är mellan 15-70 år gamla. De kan delas in i 2 grupper:</text:span></text:p>
      <text:p text:style-name="P1"><text:span text:style-name="T2">Avancerade användare:</text:span><text:span text:style-name="T1"> Intresserade användare i alla åldrar med god datorvana som administrerat webbsidor tidigare. </text:span></text:p>
      <text:p text:style-name="P1"><text:span text:style-name="T2">Ovana användare:</text:span><text:span text:style-name="T3"> Ovana användare med få datorkunskaper, de har ej administrerat webbsidor tidigare.</text:span></text:p>
      <text:h text:style-name="Heading_20_4" text:outline-level="4">Slutanvändare</text:h>
      <text:p text:style-name="P1">Kundernas kunder</text:p>
      <text:p text:style-name="Standard">Indirekta slutanvändare och dem som är mest beroende av kvaliteten på slutresultatet är <text:s/>alla olika besökare av företagens webbsidor. På grund av den stora variationen av typer av branscher webbsidorna berör så ingår här oändliga nyanser och kombinationer av åldrar och datorvanor.</text:p>
      <text:h text:style-name="Heading_20_3" text:outline-level="3">Intressenter</text:h>
      <text:p text:style-name="P1">Befintliga kunder<text:span text:style-name="T1"> som redan fått webbsidor levererade från webbutvecklaren kan tänkas vilja migrera dessa till WordPress och det egenutvecklade temat där.</text:span></text:p>
      <text:p text:style-name="P1">Destination Funäsfjällen<text:span text:style-name="T1"> tillhandahåller ett bokningssystem vars databas i vissa fall kommer att </text:span><text:span text:style-name="T1">kopplas ihop med kundernas webbplatser.</text:span></text:p>
      <text:p text:style-name="P1">Andra webbutvecklare<text:span text:style-name="T1"> kan eventuellt vilja använda eller vidareutveckla WordPresstemat.</text:span></text:p>
      <text:p text:style-name="P1"><text:soft-page-break/>Handikappförbunder <text:span text:style-name="T1">som vill att webbsidorna följer deras rekommendationer för Tillgängliga webbsidor </text:span><text:a xlink:type="simple" xlink:href="http://www.hso.se/vi-ar-handikappforbunden/Om-den-har-sidan/Tillgangliga-webbsidor/"><text:span text:style-name="T1">http://www.hso.se/vi-ar-handikappforbunden/Om-den-har-sidan/Tillgangliga-webbsidor/</text:span></text:a><text:span text:style-name="T1"> </text:span></text:p>
      <text:p text:style-name="P1">WordPress.org</text:p>
      <text:p text:style-name="P1">php.net</text:p>
      <text:p text:style-name="P1">Citynetwork.se </text:p>
      <text:h text:style-name="Heading_20_2" text:outline-level="2">Liknande system och konkurrenter </text:h>
      <text:p text:style-name="Text_20_body">Det finns för närvarande 217 st officiella WordPressteman (<text:a xlink:type="simple" xlink:href="http://theme.wordpress.com/"><text:span text:style-name="T4">http://theme.wordpress.com/</text:span></text:a>), av dessa är 133 st gratis (http://theme.wordpress.com/themes/sort/free/).</text:p>
      <text:p text:style-name="Text_20_body">De är inriktade på olika typer av sidor, och vissa av dem är nischade som enklare presentationssidor för småföretag. Vi har dock inte hittat något på marknaden som motsvarar vårat behov. De teman vi undersökt är ostrukturerade, saknar en logisk uppbyggnad, genererar onödigt mycket kod som blir svår att kontrollera, och därmed blir resultatet detsamma på webbsidorna.</text:p>
      <text:p text:style-name="Text_20_body">Inom det här projektet finns inget intresse av att temat ska konkurrera med befintliga teman, utan det primära syftet är att det ska underlätta det dagliga arbetet för marike.se – allt annat är en bonus.</text:p>
      <text:h text:style-name="Heading_20_3" text:outline-level="3">Baskrav </text:h>
      <text:p text:style-name="Standard">BK 1: Sidan marike.se ska innehålla blogg, portfolio och kommentarsfält för ett levande och dynamiskt intryck. </text:p>
      <text:p text:style-name="Standard">BK 2: Grafiken på sidan marike.se ska vara snygg, stilren och modern.</text:p>
      <text:p text:style-name="Standard">BK 3: Temat ska utformas på så vis att det kan användas till flera olika webbsidor till olika småföretag.</text:p>
      <text:p text:style-name="Standard">BK 4: WordPresstemat ska göras i php och sidan ska implementeras i WordPress.</text:p>
      <text:p text:style-name="Standard">BK 5: Koden ska vara logiskt i sin struktur så att det lätt kan förstås och administreras.</text:p>
      <text:p text:style-name="Standard">BK 6: Den färdiga sidan marike.se, och andra sidor som byggs med temat, ska klara aktuella standar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2T22:47:22</meta:creation-date>
    <dc:date>2013-12-12T13:54:09</dc:date>
    <meta:editing-duration>PT7H47M32S</meta:editing-duration>
    <meta:editing-cycles>80</meta:editing-cycles>
    <meta:generator>OpenOffice.org/3.4.1$Unix OpenOffice.org_project/341m1$Build-9593</meta:generator>
    <meta:print-date>2013-12-12T13:32:42</meta:print-date>
    <meta:document-statistic meta:table-count="0" meta:image-count="0" meta:object-count="0" meta:page-count="2" meta:paragraph-count="34" meta:word-count="543" meta:character-count="3887"/>
  </office:meta>
</office:document-meta>
</file>